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5"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T1" style:family="text">
      <style:text-properties officeooo:rsid="001b14c1"/>
    </style:style>
    <style:style style:name="T2" style:family="text">
      <style:text-properties officeooo:rsid="001e7e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d times by Charles Dickens</text:p>
      <text:p text:style-name="P1">page 1:</text:p>
      <text:p text:style-name="P2">BOOK THE FIRST – SOWING</text:p>
      <text:p text:style-name="P2">CHAPTER ONE – The ONE THING NEEDFUL</text:p>
      <text:p text:style-name="P2">‘Now, what I want is, Facts. Teach these boys and girls nothing but Facts. Facts alone are wanted in life. Plant nothing else, and root out everything else. You can only form the minds of reasoning animals upon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3">The scene was a plain, <text:s/>bare, monotonous vault of a school-room, and the speaker’s square forefinger emphasized his observations by underscoring every sentence with a line <text:span text:style-name="T2">on the schoolmaster’s sleeve. The emphasis was helped by the speaker's square wall of a forehead, which had his eyebrows for its base, while his eyes found commodious cellarage in two dark caves, overshadowed by the wall. The emphasis was helped by the speaker’s mouth, which was wide, thin, and hard set. The emphasis was helped by the speaker’s voice, which was inflexible, dry, and dictatorial. The emphasis was helped <text:s/>by the speaker's hair, which bristled on the skirts of his bald head, a plantation of firs to keep the wind from its shining surface, all covered with knobs, like the crust of plum pie, as if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31T01:57:08.029145130</meta:creation-date>
    <dc:date>2023-02-10T11:43:41.048882789</dc:date>
    <meta:editing-duration>PT1H7M53S</meta:editing-duration>
    <meta:editing-cycles>9</meta:editing-cycles>
    <meta:generator>LibreOffice/6.0.7.3$Linux_X86_64 LibreOffice_project/00m0$Build-3</meta:generator>
    <meta:document-statistic meta:table-count="0" meta:image-count="0" meta:object-count="0" meta:page-count="1" meta:paragraph-count="6" meta:word-count="226" meta:character-count="1288" meta:non-whitespace-character-count="1063"/>
  </office:meta>
</office:document-meta>
</file>